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" style:family="graphic" style:parent-style-name="standard">
      <style:graphic-properties svg:stroke-color="#000000" draw:fill="solid" draw:fill-color="#fde9a9" draw:textarea-horizontal-align="justify" draw:textarea-vertical-align="middle" draw:auto-grow-height="false" fo:min-height="0.85cm" fo:min-width="1.6cm"/>
    </style:style>
    <style:style style:name="gr5" style:family="graphic" style:parent-style-name="standard">
      <style:graphic-properties svg:stroke-color="#000000" draw:fill="solid" draw:fill-color="#fde9a9" draw:textarea-horizontal-align="justify" draw:textarea-vertical-align="middle" draw:auto-grow-height="false" fo:min-height="0.744cm" fo:min-width="4.494cm"/>
    </style:style>
    <style:style style:name="gr6" style:family="graphic" style:parent-style-name="standard">
      <style:graphic-properties svg:stroke-color="#000000" draw:fill="solid" draw:fill-color="#ccf4c6" draw:textarea-horizontal-align="justify" draw:textarea-vertical-align="middle" draw:auto-grow-height="false" fo:min-height="0.85cm" fo:min-width="1.6cm"/>
    </style:style>
    <style:style style:name="gr7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1.55cm" fo:min-width="5.2cm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1.55cm" fo:min-width="19.1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4.35cm" fo:min-width="26.2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de9a9"/>
      <style:paragraph-properties fo:text-align="center"/>
    </style:style>
    <style:style style:name="P5" style:family="paragraph">
      <loext:graphic-properties draw:fill="solid" draw:fill-color="#ccf4c6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2cm" svg:y="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.2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cm" svg:y="4.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.2cm" svg:y="4.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.2cm" svg:y="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4.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.2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cm" svg:y="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0.2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cm" svg:y="4.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0.2cm" svg:y="4.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2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3.2cm" svg:y="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2cm" svg:y="4.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3.2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6cm" svg:y="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7.2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6cm" svg:y="4.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7.2cm" svg:y="4.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9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0.2cm" svg:y="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9cm" svg:y="4.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0.2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3cm" svg:y="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4.2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3cm" svg:y="4.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4.2cm" svg:y="4.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6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7.2cm" svg:y="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6cm" svg:y="4.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7.2cm" svg:y="4.2cm">
          <text:p text:style-name="P1">8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25cm" svg:height="0.962cm" svg:x="4.075cm" svg:y="1.2cm">
          <draw:text-box>
            <text:p>A</text:p>
          </draw:text-box>
        </draw:frame>
        <draw:frame draw:style-name="gr3" draw:text-style-name="P3" draw:layer="layout" svg:width="2.2cm" svg:height="1.673cm" svg:x="2cm" svg:y="2.038cm">
          <draw:text-box>
            <text:p>pe-a1</text:p>
          </draw:text-box>
        </draw:frame>
        <draw:frame draw:style-name="gr3" draw:text-style-name="P3" draw:layer="layout" svg:width="2.2cm" svg:height="1.673cm" svg:x="5cm" svg:y="2.038cm">
          <draw:text-box>
            <text:p>pe-a2</text:p>
          </draw:text-box>
        </draw:frame>
        <draw:frame draw:style-name="gr2" draw:text-style-name="P3" draw:layer="layout" svg:width="0.925cm" svg:height="0.962cm" svg:x="11.075cm" svg:y="1.2cm">
          <draw:text-box>
            <text:p>B</text:p>
          </draw:text-box>
        </draw:frame>
        <draw:frame draw:style-name="gr3" draw:text-style-name="P3" draw:layer="layout" svg:width="2.5cm" svg:height="1.673cm" svg:x="9cm" svg:y="2.038cm">
          <draw:text-box>
            <text:p>pe-b1</text:p>
          </draw:text-box>
        </draw:frame>
        <draw:frame draw:style-name="gr3" draw:text-style-name="P3" draw:layer="layout" svg:width="2.3cm" svg:height="1.673cm" svg:x="12cm" svg:y="2.038cm">
          <draw:text-box>
            <text:p>pe-b2</text:p>
          </draw:text-box>
        </draw:frame>
        <draw:frame draw:style-name="gr2" draw:text-style-name="P3" draw:layer="layout" svg:width="0.959cm" svg:height="0.962cm" svg:x="17.975cm" svg:y="1.2cm">
          <draw:text-box>
            <text:p>C</text:p>
          </draw:text-box>
        </draw:frame>
        <draw:frame draw:style-name="gr3" draw:text-style-name="P3" draw:layer="layout" svg:width="2.3cm" svg:height="1.673cm" svg:x="16cm" svg:y="2.038cm">
          <draw:text-box>
            <text:p>pe-c1</text:p>
          </draw:text-box>
        </draw:frame>
        <draw:frame draw:style-name="gr2" draw:text-style-name="P3" draw:layer="layout" svg:width="2.085cm" svg:height="0.962cm" svg:x="19.2cm" svg:y="2.038cm">
          <draw:text-box>
            <text:p>pe-c2</text:p>
          </draw:text-box>
        </draw:frame>
        <draw:frame draw:style-name="gr2" draw:text-style-name="P3" draw:layer="layout" svg:width="0.959cm" svg:height="0.962cm" svg:x="25.075cm" svg:y="1.2cm">
          <draw:text-box>
            <text:p>D</text:p>
          </draw:text-box>
        </draw:frame>
        <draw:frame draw:style-name="gr2" draw:text-style-name="P3" draw:layer="layout" svg:width="2.119cm" svg:height="0.962cm" svg:x="23.1cm" svg:y="2.038cm">
          <draw:text-box>
            <text:p>pe-d1</text:p>
          </draw:text-box>
        </draw:frame>
        <draw:frame draw:style-name="gr2" draw:text-style-name="P3" draw:layer="layout" svg:width="2.119cm" svg:height="0.962cm" svg:x="26.1cm" svg:y="2.038cm">
          <draw:text-box>
            <text:p>pe-d2</text:p>
          </draw:text-box>
        </draw:frame>
        <draw:custom-shape draw:style-name="gr4" draw:text-style-name="P4" draw:layer="layout" svg:width="2.1cm" svg:height="1.1cm" svg:x="2cm" svg:y="8.3cm">
          <text:p text:style-name="P1">xc-a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5.1cm" svg:y="8.3cm">
          <text:p text:style-name="P1">xc-a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9cm" svg:y="8.3cm">
          <text:p text:style-name="P1">xc-b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12.1cm" svg:y="8.3cm">
          <text:p text:style-name="P1">xc-b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23cm" svg:y="8.3cm">
          <text:p text:style-name="P1">xc-d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26.1cm" svg:y="8.3cm">
          <text:p text:style-name="P1">xc-d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16cm" svg:y="8.3cm">
          <text:p text:style-name="P1">xc-c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cm" svg:height="1.1cm" svg:x="19.1cm" svg:y="8.3cm">
          <text:p text:style-name="P1">xc-c2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1cm" svg:height="1.1cm" svg:x="6.1cm" svg:y="10.6cm">
          <text:p text:style-name="P1">XIOS-Server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5.1cm" svg:height="1.1cm" svg:x="19.9cm" svg:y="10.6cm">
          <text:p text:style-name="P1">XIOS-Server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1cm" svg:height="1.1cm" svg:x="2cm" svg:y="6cm">
          <text:p text:style-name="P1">mc-a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cm" svg:height="1.1cm" svg:x="5.1cm" svg:y="6cm">
          <text:p text:style-name="P1">mc-a2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cm" svg:height="1.1cm" svg:x="9cm" svg:y="6cm">
          <text:p text:style-name="P1">mc-b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cm" svg:height="1.1cm" svg:x="12.1cm" svg:y="6cm">
          <text:p text:style-name="P1">mc-b2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cm" svg:height="1.1cm" svg:x="23cm" svg:y="6cm">
          <text:p text:style-name="P1">mc-d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cm" svg:height="1.1cm" svg:x="26.1cm" svg:y="6cm">
          <text:p text:style-name="P1">mc-d2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cm" svg:height="1.1cm" svg:x="16cm" svg:y="6cm">
          <text:p text:style-name="P1">mc-c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cm" svg:height="1.1cm" svg:x="19.1cm" svg:y="6cm">
          <text:p text:style-name="P1">mc-c2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8cm" svg:height="1.9cm" svg:x="1.7cm" svg:y="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8cm" svg:height="1.9cm" svg:x="8.7cm" svg:y="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8cm" svg:height="1.9cm" svg:x="15.7cm" svg:y="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8cm" svg:height="1.9cm" svg:x="22.7cm" svg:y="5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9.7cm" svg:height="1.9cm" svg:x="5.8cm" svg:y="1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6.8cm" svg:height="4.7cm" svg:x="1.7cm" svg:y="7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an Lawrence</meta:initial-creator>
    <meta:creation-date>2018-04-10T10:11:26.658437000</meta:creation-date>
    <dc:date>2018-04-10T13:47:19.621918000</dc:date>
    <dc:creator>Bryan Lawrence</dc:creator>
    <meta:editing-duration>PT1H54M17S</meta:editing-duration>
    <meta:editing-cycles>8</meta:editing-cycles>
    <meta:generator>LibreOffice/6.0.2.1$MacOSX_X86_64 LibreOffice_project/f7f06a8f319e4b62f9bc5095aa112a65d2f3ac89</meta:generator>
    <meta:document-statistic meta:object-count="68"/>
  </office:meta>
</office:document-meta>
</file>